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Text_20_body">
      <style:paragraph-properties fo:margin-left="0.5in" fo:margin-right="0in" fo:margin-top="0in" fo:margin-bottom="0in" fo:text-indent="0in" style:auto-text-indent="false" fo:padding="0in" fo:border="non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ancis Drake – 25, 26, 27</text:span></text:p>
      <text:p text:style-name="P1"><text:span text:style-name="T1">Puritans – 44, 54 - 60</text:span></text:p>
      <text:p text:style-name="P1"><text:span text:style-name="T1">Joint-stock co. - 45</text:span></text:p>
      <text:p text:style-name="P1"><text:span text:style-name="T1">Oliver Cromwell – 45, 50, 51, 54, 59</text:span></text:p>
      <text:p text:style-name="P1"><text:span text:style-name="T1">Glorious Revolution – 45, 51, 59, 63, 83</text:span></text:p>
      <text:p text:style-name="P1"><text:span text:style-name="T1">House of Burgesses – 49</text:span></text:p>
      <text:p text:style-name="P1"><text:span text:style-name="T1">Toleration Act of 1649 – 50</text:span></text:p>
      <text:p text:style-name="P1"><text:span text:style-name="T1">Indentured servants – 52, 66, 67, 71, 74</text:span></text:p>
      <text:p text:style-name="P1"><text:span text:style-name="T1">Squanto – 53</text:span></text:p>
      <text:p text:style-name="P1"><text:span text:style-name="T1">John Winthrop – 54, 55, 56, 57, 58, 61</text:span></text:p>
      <text:p text:style-name="P1"><text:span text:style-name="T1">Anne Hutchinson – 57, 67</text:span></text:p>
      <text:p text:style-name="P1"><text:span text:style-name="T1">Metacomet </text:span>– <text:span text:style-name="T1">58</text:span></text:p>
      <text:p text:style-name="P1"><text:span text:style-name="T1">Creole (culture) - 76</text:span></text:p>
      <text:p text:style-name="P1"><text:span text:style-name="T1">Scots-Irish – 80</text:span></text:p>
      <text:p text:style-name="P1"><text:span text:style-name="T1">John Locke – 83, 96</text:span></text:p>
      <text:p text:style-name="P1"><text:span text:style-name="T1"/></text:p>
      <text:p text:style-name="P1"><text:span text:style-name="T1"/></text:p>
      <text:p text:style-name="P1"><text:span text:style-name="T1">Francis Drake</text:span></text:p>
      <text:p text:style-name="P1"><text:span text:style-name="T1"><text:tab/>Francis Drake was an English privateer and an explorer. He was secretly authorized by Queen Elizabeth to attack Spanish ships in 1577. Drake carried out his task over a period of 3 years. In 1586 Drake intensified his campaign, attacking settlements in the Caribbean.</text:span></text:p>
      <text:p text:style-name="P1"><text:span text:style-name="T1"/></text:p>
      <text:p text:style-name="P1"><text:span text:style-name="T1">Puritans</text:span></text:p>
      <text:p text:style-name="P1"><text:span text:style-name="T1"><text:tab/>Sought to "purify" the church.</text:span></text:p>
      <text:p text:style-name="P2"><text:span text:style-name="T1"/></text:p>
      <text:p text:style-name="P1"><text:span text:style-name="T1">Joint-stock company</text:span></text:p>
      <text:p text:style-name="P1"><text:span text:style-name="T1"><text:tab/>A business financed through the sake of shares of stock to investors; the investors share in both the profits and losses from a risky venture.</text:span></text:p>
      <text:p text:style-name="P1"><text:span text:style-name="T1"/></text:p>
      <text:p text:style-name="P1"><text:span text:style-name="T1">Glorious Revolution</text:span></text:p>
      <text:p text:style-name="P1"><text:span text:style-name="T1"><text:tab/>The Glorious Revolution ended almost a century of political, ideological, and economic instability. But by that time, thousands of English men and women had journeyed across the Atlantic Ocean and twelve colonies covered the mainland shores.</text:span></text:p>
      <text:p text:style-name="P1"><text:span text:style-name="T1"/></text:p>
      <text:p text:style-name="P1"><text:span text:style-name="T1">Oliver Cromwell</text:span></text:p>
      <text:p text:style-name="P1"><text:span text:style-name="T1"><text:tab/>Leader of the Puritan army, which overthrew the monarchy of Charles I in 1649. Cromwell took the radical step of executing Charles I. Cromwell headed for the new Commonwealth government until his death in 1658.</text:span></text:p>
      <text:p text:style-name="P1"><text:span text:style-name="T1"/></text:p>
      <text:p text:style-name="P1"><text:span text:style-name="T1">House of Burgesses</text:span></text:p>
      <text:p text:style-name="P1"><text:span text:style-name="T1"><text:tab/>Created in 1618 by the Virginia company, the House of Burgesses is an elected, representative lawmaking body, which gave the landholders of Virginia some control over local political matters.</text:span></text:p>
      <text:p text:style-name="P1"><text:span text:style-name="T1"/></text:p>
      <text:p text:style-name="P1"><text:span text:style-name="T1">Toleration Act of 1649</text:span></text:p>
      <text:p text:style-name="P1"><text:span text:style-name="T1"><text:tab/>Issues by George Calvert in 1649, the Toleration Act protects all Christians from being "troubled [or] molested … in respect of his or her religion."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14T16:23:08.79</meta:creation-date>
    <meta:document-statistic meta:table-count="0" meta:image-count="0" meta:object-count="0" meta:page-count="1" meta:paragraph-count="29" meta:word-count="298" meta:character-count="1729"/>
    <dc:date>2017-09-14T16:27:07.06</dc:date>
    <dc:creator>Timothy Cayer</dc:creator>
    <meta:editing-duration>PT3M58S</meta:editing-duration>
    <meta:editing-cycles>1</meta:editing-cycles>
    <meta:generator>OpenOffice/4.1.3$Win32 OpenOffice.org_project/413m1$Build-9783</meta:generator>
  </office:meta>
</office:document-meta>
</file>